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262ab" officeooo:paragraph-rsid="000262ab"/>
    </style:style>
    <style:style style:name="P2" style:family="paragraph" style:parent-style-name="Standard">
      <style:text-properties fo:font-size="9.5pt" style:font-size-asian="9.5pt" style:font-size-complex="9.5pt"/>
    </style:style>
    <style:style style:name="P3" style:family="paragraph" style:parent-style-name="Text_20_body">
      <style:text-properties officeooo:paragraph-rsid="000262a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14603"/>
    </style:style>
    <style:style style:name="T3" style:family="text">
      <style:text-properties officeooo:rsid="000262ab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262ab" style:font-weight-asian="normal" style:font-weight-complex="normal"/>
    </style:style>
    <style:style style:name="T6" style:family="text">
      <style:text-properties officeooo:rsid="0002cc2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1</text:span>. In the last 20 years the proportion of people living in extreme poverty, worldwide, has ...?</text:p>
      <text:p text:style-name="P2"><text:tab/>A: Almost doubled</text:p>
      <text:p text:style-name="P2"><text:tab/>B: Remained more or less the same</text:p>
      <text:p text:style-name="P2"><text:tab/>C: Almost halved</text:p>
      <text:p text:style-name="P2"/>
      <text:p text:style-name="P2"><text:span text:style-name="T6">2</text:span>. What is the life expectancy of the world population?</text:p>
      <text:p text:style-name="P2"><text:tab/>A: 50 years</text:p>
      <text:p text:style-name="P2"><text:tab/>B: 60 years</text:p>
      <text:p text:style-name="P2"><text:tab/>C: 70 years</text:p>
      <text:p text:style-name="P2"/>
      <text:p text:style-name="P2"><text:span text:style-name="T6">3</text:span>. There are two billion children in the world today, aged 0 to 15 years old. How many children</text:p>
      <text:p text:style-name="P2">will there be in the year 2100 according to the United Nations?</text:p>
      <text:p text:style-name="P2"><text:tab/>A: 4 billion</text:p>
      <text:p text:style-name="P2"><text:tab/>B: 3 billion</text:p>
      <text:p text:style-name="P2"><text:tab/>C: 2 billion</text:p>
      <text:p text:style-name="P2"/>
      <text:p text:style-name="P2"><text:span text:style-name="T6">4</text:span>. The United Nations predicts that by 2100 the world population will have increased by</text:p>
      <text:p text:style-name="P2">another 4 billion people. What is the main reason?</text:p>
      <text:p text:style-name="P2"><text:tab/>A: There will be more children (below age 15)</text:p>
      <text:p text:style-name="P2"><text:tab/>B: There will be more adults (age 15 to 74)</text:p>
      <text:p text:style-name="P2"><text:tab/>C: There will be more very old people (above age 75)</text:p>
      <text:p text:style-name="P2"/>
      <text:p text:style-name="P2"><text:span text:style-name="T6">5</text:span>. How did the number of deaths per year from natural disasters change over the</text:p>
      <text:p text:style-name="P2">last hundred years?</text:p>
      <text:p text:style-name="P2"><text:tab/>A: More than doubled</text:p>
      <text:p text:style-name="P2"><text:tab/>B: Remained more or less the same</text:p>
      <text:p text:style-name="P2"><text:tab/>C: Decreased to less than half</text:p>
      <text:p text:style-name="P2"/>
      <text:p text:style-name="P2"><text:span text:style-name="T6">6</text:span>. There are roughly seven billion people in the world today. Where they live?</text:p>
      <text:p text:style-name="P2"><text:tab/>A: America 2 Billions</text:p>
      <text:p text:style-name="P2"><text:tab/>Europa 1 Billion</text:p>
      <text:p text:style-name="P2"><text:tab/>Africa 1 Billion</text:p>
      <text:p text:style-name="P2"><text:tab/>Asia 3 Billions</text:p>
      <text:p text:style-name="P2"><text:tab/>B: America 1 Billion</text:p>
      <text:p text:style-name="P2"><text:tab/>Europa 1 Billion</text:p>
      <text:p text:style-name="P2"><text:tab/>Africa 1 Billion</text:p>
      <text:p text:style-name="P2"><text:tab/>Asia 4 Billions</text:p>
      <text:p text:style-name="P2"><text:tab/>C: America 1 Billion</text:p>
      <text:p text:style-name="P2"><text:tab/>Europa 1 Billion</text:p>
      <text:p text:style-name="P2"><text:tab/>Africa 2 Billions</text:p>
      <text:p text:style-name="P2"><text:tab/>Asia: 3 Billions</text:p>
      <text:p text:style-name="P2"/>
      <text:p text:style-name="P2"><text:span text:style-name="T6">7</text:span>. How many of the world’s 1-year-old children today have been vaccinated against</text:p>
      <text:p text:style-name="P2">some disease?</text:p>
      <text:p text:style-name="P2"><text:tab/>A: 20%</text:p>
      <text:p text:style-name="P2"><text:tab/>B: 50%</text:p>
      <text:p text:style-name="P2"><text:tab/>C: 80%</text:p>
      <text:p text:style-name="P2"/>
      <text:p text:style-name="P2"><text:span text:style-name="T6">8</text:span>. Worldwide, 30 year old men have spent 10 years in school, on average. How many years have</text:p>
      <text:p text:style-name="P2">women of the same age spent in school?</text:p>
      <text:p text:style-name="P2"><text:tab/>A: 9 years</text:p>
      <text:p text:style-name="P2"><text:tab/>B: 6 years</text:p>
      <text:p text:style-name="P2"><text:tab/>C: 3 years</text:p>
      <text:p text:style-name="P2"/>
      <text:p text:style-name="P2"><text:span text:style-name="T6">9</text:span>. Tigers, Giant Pandas and Black Rhinos were listed as threatened species in 1996 .</text:p>
      <text:p text:style-name="P2">Since then, have any of these species become more critically endangered?</text:p>
      <text:p text:style-name="P2"><text:tab/>A: None of them</text:p>
      <text:p text:style-name="P2"><text:tab/>B: One of them</text:p>
      <text:p text:style-name="P2"><text:tab/>C: Two of them</text:p>
      <text:p text:style-name="P2"/>
      <text:p text:style-name="P2"><text:span text:style-name="T6">10</text:span>. How many people in the world have some access to electricity?</text:p>
      <text:p text:style-name="P2"><text:tab/>A: 20%</text:p>
      <text:p text:style-name="P2"><text:tab/>B: 50%</text:p>
      <text:p text:style-name="P2"><text:tab/>C: 80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7:49:20.633143632</meta:creation-date>
    <dc:date>2019-10-16T18:44:27.101766127</dc:date>
    <meta:editing-duration>PT28M14S</meta:editing-duration>
    <meta:editing-cycles>1</meta:editing-cycles>
    <meta:document-statistic meta:table-count="0" meta:image-count="0" meta:object-count="0" meta:page-count="1" meta:paragraph-count="55" meta:word-count="343" meta:character-count="1776" meta:non-whitespace-character-count="1449"/>
    <meta:generator>LibreOffice/6.0.7.3$Linux_X86_64 LibreOffice_project/00m0$Build-3</meta:generator>
  </office:meta>
</office:document-meta>
</file>